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61cm" table:align="left"/>
    </style:style>
    <style:style style:name="Table1.A" style:family="table-column">
      <style:table-column-properties style:column-width="2.94cm"/>
    </style:style>
    <style:style style:name="Table1.B" style:family="table-column">
      <style:table-column-properties style:column-width="1.991cm"/>
    </style:style>
    <style:style style:name="Table1.C" style:family="table-column">
      <style:table-column-properties style:column-width="8.251cm"/>
    </style:style>
    <style:style style:name="Table1.D" style:family="table-column">
      <style:table-column-properties style:column-width="0.478cm"/>
    </style:style>
    <style:style style:name="Table1.A1" style:family="table-cell">
      <style:table-cell-properties style:vertical-align="middle" fo:padding="0.049cm" fo:border="none"/>
    </style:style>
    <style:style style:name="Table1.D6" style:family="table-cell">
      <style:table-cell-properties fo:padding="0.049cm" fo:border="none"/>
    </style:style>
    <style:style style:name="P1" style:family="paragraph" style:parent-style-name="Standard">
      <style:text-properties officeooo:rsid="00311294" officeooo:paragraph-rsid="00311294"/>
    </style:style>
    <style:style style:name="P2" style:family="paragraph" style:parent-style-name="Standard">
      <style:text-properties officeooo:rsid="004f03d9" officeooo:paragraph-rsid="004f03d9"/>
    </style:style>
    <style:style style:name="P3" style:family="paragraph" style:parent-style-name="Text_20_body">
      <style:text-properties officeooo:paragraph-rsid="00132b9c"/>
    </style:style>
    <style:style style:name="P4" style:family="paragraph" style:parent-style-name="Text_20_body">
      <style:text-properties officeooo:paragraph-rsid="0013e85d"/>
    </style:style>
    <style:style style:name="P5" style:family="paragraph" style:parent-style-name="Text_20_body">
      <style:text-properties fo:font-weight="bold" officeooo:paragraph-rsid="0013e85d" style:font-weight-asian="bold" style:font-weight-complex="bold"/>
    </style:style>
    <style:style style:name="P6" style:family="paragraph" style:parent-style-name="Text_20_body">
      <style:text-properties fo:font-weight="normal" officeooo:rsid="001a2f31" officeooo:paragraph-rsid="001a2f31" style:font-weight-asian="normal" style:font-weight-complex="normal"/>
    </style:style>
    <style:style style:name="P7" style:family="paragraph" style:parent-style-name="Text_20_body">
      <style:text-properties fo:font-weight="normal" officeooo:rsid="0014fd69" officeooo:paragraph-rsid="001aaa44" style:font-weight-asian="normal" style:font-weight-complex="normal"/>
    </style:style>
    <style:style style:name="P8" style:family="paragraph" style:parent-style-name="Text_20_body">
      <style:text-properties fo:font-weight="normal" officeooo:rsid="004f03d9" officeooo:paragraph-rsid="004f03d9" style:font-weight-asian="normal" style:font-weight-complex="normal"/>
    </style:style>
    <style:style style:name="P9" style:family="paragraph" style:parent-style-name="Text_20_body">
      <style:text-properties officeooo:paragraph-rsid="0017b992"/>
    </style:style>
    <style:style style:name="P10" style:family="paragraph" style:parent-style-name="Text_20_body">
      <style:text-properties officeooo:paragraph-rsid="001aaa44"/>
    </style:style>
    <style:style style:name="P11" style:family="paragraph" style:parent-style-name="Text_20_body">
      <style:text-properties officeooo:paragraph-rsid="001d3278"/>
    </style:style>
    <style:style style:name="P12" style:family="paragraph" style:parent-style-name="Text_20_body">
      <style:text-properties officeooo:paragraph-rsid="001e536c"/>
    </style:style>
    <style:style style:name="P13" style:family="paragraph" style:parent-style-name="Text_20_body">
      <style:text-properties officeooo:paragraph-rsid="001fd53b"/>
    </style:style>
    <style:style style:name="P14" style:family="paragraph" style:parent-style-name="Text_20_body">
      <style:text-properties officeooo:paragraph-rsid="001fdfdd"/>
    </style:style>
    <style:style style:name="P15" style:family="paragraph" style:parent-style-name="Text_20_body">
      <style:text-properties officeooo:paragraph-rsid="0021b383"/>
    </style:style>
    <style:style style:name="P16" style:family="paragraph" style:parent-style-name="Text_20_body">
      <style:text-properties officeooo:paragraph-rsid="0023e55b"/>
    </style:style>
    <style:style style:name="P17" style:family="paragraph" style:parent-style-name="Text_20_body">
      <style:text-properties officeooo:paragraph-rsid="0024baca"/>
    </style:style>
    <style:style style:name="P18" style:family="paragraph" style:parent-style-name="Text_20_body">
      <style:text-properties officeooo:paragraph-rsid="0025f806"/>
    </style:style>
    <style:style style:name="P19" style:family="paragraph" style:parent-style-name="Text_20_body">
      <style:text-properties officeooo:paragraph-rsid="0026d9ee"/>
    </style:style>
    <style:style style:name="P20" style:family="paragraph" style:parent-style-name="Text_20_body">
      <style:text-properties officeooo:paragraph-rsid="002ae3f0"/>
    </style:style>
    <style:style style:name="P21" style:family="paragraph" style:parent-style-name="Text_20_body">
      <style:text-properties officeooo:rsid="002bbcd4" officeooo:paragraph-rsid="002bbcd4"/>
    </style:style>
    <style:style style:name="P22" style:family="paragraph" style:parent-style-name="Text_20_body">
      <style:text-properties officeooo:paragraph-rsid="002bbcd4"/>
    </style:style>
    <style:style style:name="P23" style:family="paragraph" style:parent-style-name="Text_20_body">
      <style:text-properties officeooo:paragraph-rsid="002ff151"/>
    </style:style>
    <style:style style:name="P24" style:family="paragraph" style:parent-style-name="Text_20_body">
      <style:text-properties officeooo:paragraph-rsid="00311294"/>
    </style:style>
    <style:style style:name="P25" style:family="paragraph" style:parent-style-name="Text_20_body">
      <style:text-properties officeooo:rsid="00315314" officeooo:paragraph-rsid="00315314"/>
    </style:style>
    <style:style style:name="P26" style:family="paragraph" style:parent-style-name="Text_20_body">
      <style:text-properties officeooo:rsid="00325b46" officeooo:paragraph-rsid="00325b46"/>
    </style:style>
    <style:style style:name="P27" style:family="paragraph" style:parent-style-name="Text_20_body">
      <style:text-properties officeooo:paragraph-rsid="0035837f"/>
    </style:style>
    <style:style style:name="P28" style:family="paragraph" style:parent-style-name="Text_20_body">
      <style:text-properties officeooo:rsid="00376284" officeooo:paragraph-rsid="00376284"/>
    </style:style>
    <style:style style:name="P29" style:family="paragraph" style:parent-style-name="Text_20_body">
      <style:text-properties officeooo:rsid="0013e85d" officeooo:paragraph-rsid="0013e85d"/>
    </style:style>
    <style:style style:name="P30" style:family="paragraph" style:parent-style-name="Text_20_body">
      <style:text-properties officeooo:rsid="001fd53b" officeooo:paragraph-rsid="001fdfdd"/>
    </style:style>
    <style:style style:name="P31" style:family="paragraph" style:parent-style-name="Text_20_body">
      <style:text-properties officeooo:rsid="0026d9ee" officeooo:paragraph-rsid="0026d9ee"/>
    </style:style>
    <style:style style:name="P32" style:family="paragraph" style:parent-style-name="Text_20_body">
      <style:text-properties officeooo:rsid="00290776" officeooo:paragraph-rsid="002ae3f0"/>
    </style:style>
    <style:style style:name="P33" style:family="paragraph" style:parent-style-name="Text_20_body">
      <style:text-properties officeooo:rsid="002c9c1f" officeooo:paragraph-rsid="002c9c1f"/>
    </style:style>
    <style:style style:name="P34" style:family="paragraph" style:parent-style-name="Text_20_body">
      <style:text-properties officeooo:rsid="004432a4" officeooo:paragraph-rsid="004432a4"/>
    </style:style>
    <style:style style:name="P35" style:family="paragraph" style:parent-style-name="Text_20_body">
      <style:text-properties officeooo:paragraph-rsid="004432a4"/>
    </style:style>
    <style:style style:name="P36" style:family="paragraph" style:parent-style-name="Text_20_body">
      <style:text-properties officeooo:paragraph-rsid="00457e8d"/>
    </style:style>
    <style:style style:name="P37" style:family="paragraph" style:parent-style-name="Text_20_body">
      <style:text-properties officeooo:rsid="00476a1e" officeooo:paragraph-rsid="00476a1e"/>
    </style:style>
    <style:style style:name="P38" style:family="paragraph" style:parent-style-name="Text_20_body">
      <style:text-properties officeooo:paragraph-rsid="00489248"/>
    </style:style>
    <style:style style:name="P39" style:family="paragraph" style:parent-style-name="Text_20_body">
      <style:text-properties officeooo:rsid="004ec62d" officeooo:paragraph-rsid="004ec62d"/>
    </style:style>
    <style:style style:name="P40" style:family="paragraph" style:parent-style-name="Preformatted_20_Text">
      <style:text-properties officeooo:paragraph-rsid="001a2f31"/>
    </style:style>
    <style:style style:name="P41" style:family="paragraph" style:parent-style-name="Preformatted_20_Text">
      <style:paragraph-properties fo:margin-top="0cm" fo:margin-bottom="0.499cm" loext:contextual-spacing="false"/>
    </style:style>
    <style:style style:name="P42" style:family="paragraph" style:parent-style-name="Preformatted_20_Text">
      <style:paragraph-properties fo:margin-top="0cm" fo:margin-bottom="0.499cm" loext:contextual-spacing="false"/>
      <style:text-properties officeooo:paragraph-rsid="001a2f31"/>
    </style:style>
    <style:style style:name="P43" style:family="paragraph" style:parent-style-name="Preformatted_20_Text">
      <style:paragraph-properties fo:margin-top="0cm" fo:margin-bottom="0.499cm" loext:contextual-spacing="false"/>
      <style:text-properties officeooo:paragraph-rsid="001aaa44"/>
    </style:style>
    <style:style style:name="P44" style:family="paragraph" style:parent-style-name="Title_20_and_20_Content_7e_LT_7e_Gliederung_20_1">
      <style:text-properties style:font-name="Liberation Serif" fo:font-size="12pt" officeooo:paragraph-rsid="0026d9ee" style:font-size-asian="12pt" style:font-size-complex="12pt"/>
    </style:style>
    <style:style style:name="P45"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ext-properties style:font-name="Liberation Serif" fo:font-size="12pt" style:font-size-asian="12pt" style:font-size-complex="12pt"/>
    </style:style>
    <style:style style:name="P46"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47" style:family="paragraph" style:parent-style-name="Title_20_and_20_Content_7e_LT_7e_Gliederung_20_1">
      <style:paragraph-properties fo:margin-left="0.847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48" style:family="paragraph" style:parent-style-name="Table_20_Contents">
      <style:text-properties fo:font-size="2pt" style:font-size-asian="2pt" style:font-size-complex="2pt"/>
    </style:style>
    <style:style style:name="P49" style:family="paragraph" style:parent-style-name="Text_20_body" style:list-style-name="L1">
      <style:text-properties officeooo:paragraph-rsid="0014fd69"/>
    </style:style>
    <style:style style:name="P50" style:family="paragraph" style:parent-style-name="Text_20_body" style:list-style-name="L2"/>
    <style:style style:name="P51" style:family="paragraph" style:parent-style-name="Text_20_body" style:list-style-name="L3">
      <style:text-properties officeooo:paragraph-rsid="002bbcd4"/>
    </style:style>
    <style:style style:name="P52" style:family="paragraph" style:parent-style-name="Text_20_body" style:list-style-name="L1">
      <style:paragraph-properties fo:margin-top="0cm" fo:margin-bottom="0cm" loext:contextual-spacing="false"/>
    </style:style>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text-properties officeooo:paragraph-rsid="002bbcd4"/>
    </style:style>
    <style:style style:name="T1" style:family="text">
      <style:text-properties officeooo:rsid="0013e85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bbcd4"/>
    </style:style>
    <style:style style:name="T6" style:family="text">
      <style:text-properties fo:font-weight="normal" style:font-weight-asian="normal" style:font-weight-complex="normal"/>
    </style:style>
    <style:style style:name="T7" style:family="text">
      <style:text-properties fo:font-weight="normal" officeooo:rsid="0014fd69" style:font-weight-asian="normal" style:font-weight-complex="normal"/>
    </style:style>
    <style:style style:name="T8" style:family="text">
      <style:text-properties fo:font-weight="normal" officeooo:rsid="0017b992" style:font-weight-asian="normal" style:font-weight-complex="normal"/>
    </style:style>
    <style:style style:name="T9" style:family="text">
      <style:text-properties fo:font-weight="normal" officeooo:rsid="001a2f31" style:font-weight-asian="normal" style:font-weight-complex="normal"/>
    </style:style>
    <style:style style:name="T10" style:family="text">
      <style:text-properties fo:font-weight="normal" officeooo:rsid="002bbcd4" style:font-weight-asian="normal" style:font-weight-complex="normal"/>
    </style:style>
    <style:style style:name="T11" style:family="text">
      <style:text-properties officeooo:rsid="0014fd69"/>
    </style:style>
    <style:style style:name="T12" style:family="text">
      <style:text-properties officeooo:rsid="0016b2dd"/>
    </style:style>
    <style:style style:name="T13" style:family="text">
      <style:text-properties officeooo:rsid="001a2f31"/>
    </style:style>
    <style:style style:name="T14" style:family="text">
      <style:text-properties officeooo:rsid="001d3278"/>
    </style:style>
    <style:style style:name="T15" style:family="text">
      <style:text-properties officeooo:rsid="001d8088"/>
    </style:style>
    <style:style style:name="T16" style:family="text">
      <style:text-properties officeooo:rsid="001e536c"/>
    </style:style>
    <style:style style:name="T17" style:family="text">
      <style:text-properties officeooo:rsid="001fdfdd"/>
    </style:style>
    <style:style style:name="T18" style:family="text">
      <style:text-properties officeooo:rsid="0021b383"/>
    </style:style>
    <style:style style:name="T19" style:family="text">
      <style:text-properties officeooo:rsid="0023e55b"/>
    </style:style>
    <style:style style:name="T20" style:family="text">
      <style:text-properties officeooo:rsid="0023f6cd"/>
    </style:style>
    <style:style style:name="T21" style:family="text">
      <style:text-properties officeooo:rsid="0024baca"/>
    </style:style>
    <style:style style:name="T22" style:family="text">
      <style:text-properties officeooo:rsid="0026d9ee"/>
    </style:style>
    <style:style style:name="T23" style:family="text">
      <style:text-properties fo:color="#a52a2a"/>
    </style:style>
    <style:style style:name="T24" style:family="text">
      <style:text-properties fo:color="#0000cd"/>
    </style:style>
    <style:style style:name="T25" style:family="text">
      <style:text-properties fo:color="#ff0000"/>
    </style:style>
    <style:style style:name="T26" style:family="text">
      <style:text-properties officeooo:rsid="002bbcd4"/>
    </style:style>
    <style:style style:name="T27" style:family="text">
      <style:text-properties officeooo:rsid="002e465a"/>
    </style:style>
    <style:style style:name="T28" style:family="text">
      <style:text-properties officeooo:rsid="002f4b67"/>
    </style:style>
    <style:style style:name="T29" style:family="text">
      <style:text-properties officeooo:rsid="002ff151"/>
    </style:style>
    <style:style style:name="T30" style:family="text">
      <style:text-properties officeooo:rsid="00311294"/>
    </style:style>
    <style:style style:name="T31" style:family="text">
      <style:text-properties fo:font-style="italic"/>
    </style:style>
    <style:style style:name="T32" style:family="text">
      <style:text-properties officeooo:rsid="004432a4"/>
    </style:style>
    <style:style style:name="T33" style:family="text">
      <style:text-properties officeooo:rsid="00476a1e"/>
    </style:style>
    <style:style style:name="T34" style:family="text">
      <style:text-properties officeooo:rsid="00457e8d"/>
    </style:style>
    <style:style style:name="T35" style:family="text">
      <style:text-properties officeooo:rsid="00489248"/>
    </style:style>
    <style:style style:name="T36" style:family="text">
      <style:text-properties officeooo:rsid="004a72d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How are inline and block elements different from each other?</text:p>
      <text:p text:style-name="P29">Ans 1. </text:p>
      <text:p text:style-name="P4">A block-level element always starts on a new line and takes up the <text:span text:style-name="T1">100%</text:span> width available .<text:span text:style-name="T11">B</text:span>y default, will be placed below previous elements in the markup.Will i<text:span text:style-name="T12">perform any</text:span> margin settings, <text:s/>and any padding</text:p>
      <text:p text:style-name="Text_20_body">Examples of block-level elements:</text:p>
      <text:list xml:id="list3610338322501908156" text:style-name="L1">
        <text:list-item>
          <text:p text:style-name="P52">&lt;div&gt; </text:p>
        </text:list-item>
        <text:list-item>
          <text:p text:style-name="P52">&lt;h1&gt; - &lt;h6&gt; </text:p>
        </text:list-item>
        <text:list-item>
          <text:p text:style-name="P52">&lt;p&gt; </text:p>
        </text:list-item>
        <text:list-item>
          <text:p text:style-name="P49">&lt;form&gt;</text:p>
        </text:list-item>
        <text:list-item>
          <text:p text:style-name="P49"><text:span text:style-name="T11">&lt;ul&gt;</text:span> </text:p>
        </text:list-item>
      </text:list>
      <text:p text:style-name="Text_20_body">An inline element does not start on a new line and only takes up as much width as necessary.Will not clear previous content to drop to the next line like block elements.Will ignore top and bottom margin settings, but will apply left and right margins, and any padding.Will ignore the <text:span text:style-name="Source_20_Text">width</text:span> and <text:span text:style-name="Source_20_Text">height</text:span> properties</text:p>
      <text:p text:style-name="Text_20_body">Examples of inline elements:</text:p>
      <text:list xml:id="list1800568909077651316" text:style-name="L2">
        <text:list-item>
          <text:p text:style-name="P53">&lt;span&gt; </text:p>
        </text:list-item>
        <text:list-item>
          <text:p text:style-name="P53">&lt;a&gt; </text:p>
        </text:list-item>
        <text:list-item>
          <text:p text:style-name="P50">&lt;img&gt; </text:p>
        </text:list-item>
      </text:list>
      <text:p text:style-name="P4"><text:line-break/><text:span text:style-name="T4">2.Explain the difference between visibility:hidden and display:none</text:span></text:p>
      <text:p text:style-name="P7">Ans 2. </text:p>
      <text:p text:style-name="P10"><text:span text:style-name="T8">display:none </text:span><text:span text:style-name="T7">means that the tag in question will not appear on the page at all (although you can still interact with it through the dom). There will be no space allocated for it between the other tags.</text:span>removes the element from the normal flow of the page, allowing other elements to fill in.</text:p>
      <text:p text:style-name="P10"><text:span text:style-name="T9">Eg:</text:span><text:span text:style-name="T7"> </text:span></text:p>
      <text:p text:style-name="P40"><text:span text:style-name="Source_20_Text"><text:span text:style-name="T13">&lt;div id=”p” style=”display:none”&gt;</text:span></text:span></text:p>
      <text:p text:style-name="P40"><text:span text:style-name="Source_20_Text"><text:s text:c="5"/>&lt;div id="c" style="</text:span><text:span text:style-name="Source_20_Text"><text:span text:style-name="T13">display:block</text:span></text:span><text:span text:style-name="Source_20_Text">;"&gt;&lt;/div&gt;</text:span></text:p>
      <text:p text:style-name="P43"><text:span text:style-name="Source_20_Text"><text:span text:style-name="T7">&lt;/div&gt;</text:span></text:span></text:p>
      <text:p text:style-name="P43"><text:span text:style-name="Source_20_Text"><text:span text:style-name="T9">Here none of the divs are visible</text:span></text:span></text:p>
      <text:p text:style-name="P9"><text:span text:style-name="T8">visibility:hidden </text:span>means that unlike <text:s/><text:span text:style-name="T8">display:none ,</text:span>the tag is not visible, but space is allocated for it on the page. The tag is rendered, it just isn't seen on the page.</text:p>
      <text:p text:style-name="P6">Eg:</text:p>
      <text:p text:style-name="P40"><text:span text:style-name="Source_20_Text"><text:span text:style-name="T13">&lt;div id=”p” style=”visibility:hidden”&gt;</text:span></text:span></text:p>
      <text:p text:style-name="P40"><text:span text:style-name="Source_20_Text"><text:s text:c="5"/>&lt;div id="c" style="visibility:visible;"&gt;&lt;/div&gt;</text:span></text:p>
      <text:p text:style-name="P41"><text:span text:style-name="Source_20_Text">&lt;/div&gt;</text:span></text:p>
      <text:p text:style-name="P42"><text:soft-page-break/><text:span text:style-name="Source_20_Text"><text:span text:style-name="T13">Here p div will be hidden but c div will be shown</text:span></text:span></text:p>
      <text:p text:style-name="P6"/>
      <text:p text:style-name="P3">3. <text:span text:style-name="T4">Explain the clear and float properties</text:span>.</text:p>
      <text:p text:style-name="P11"><text:span text:style-name="T14">Ans 3. Float is a CSS positioning property .When applied they remain a part of flow of the webpage.</text:span>There are four valid values for the float property. <text:span text:style-name="Strong_20_Emphasis">Left</text:span> and <text:span text:style-name="Strong_20_Emphasis">Right</text:span> float elements those directions respectively. <text:span text:style-name="Strong_20_Emphasis">None</text:span> (the default) ensures the element will not float and <text:span text:style-name="Strong_20_Emphasis">Inherit</text:span> which will assume the float value from that elements parent element.<text:span text:style-name="T15">it can be </text:span>used to create<text:span text:style-name="T6"> </text:span><text:span text:style-name="Strong_20_Emphasis"><text:span text:style-name="T6">entire web layouts</text:span></text:span><text:span text:style-name="T6">.</text:span></text:p>
      <text:p text:style-name="P12"><text:span text:style-name="T16">Clear </text:span>specifies on which sides of an element floating elements are not allowed to float.<text:span text:style-name="T16">An element that has the clear property set on it will not move up adjacent to the float but will move itself down past the float. </text:span>Clear has four valid values as well. <text:span text:style-name="Strong_20_Emphasis">Both</text:span> is most commonly used, which clears floats coming from either direction. <text:span text:style-name="Strong_20_Emphasis">Left</text:span> and <text:span text:style-name="Strong_20_Emphasis">Right</text:span> can be used to only clear the float from one direction respectively. <text:span text:style-name="Strong_20_Emphasis">None</text:span> is the default.</text:p>
      <text:p text:style-name="P13">4.<text:span text:style-name="T4"> explain difference between absolute, relative,fixed and static.</text:span></text:p>
      <text:p text:style-name="P30">Ans 4.</text:p>
      <text:p text:style-name="P14"><text:span text:style-name="Strong_20_Emphasis">Static</text:span>. This is the default for every <text:span text:style-name="T17">page.</text:span> it just means that the element will flow into the page as it normally would. <text:span text:style-name="T17">Used when we want</text:span> to forcefully-remove some positioning that got applied to an element outside of <text:span text:style-name="T17">our control.</text:span></text:p>
      <text:p text:style-name="P15"><text:span text:style-name="Strong_20_Emphasis">Relative</text:span>. <text:span text:style-name="T17">It </text:span>means is "relative to itself". <text:s/>if <text:span text:style-name="T17">we </text:span>give <text:s/>some other positioning attribute <text:span text:style-name="T17">on an element</text:span>, say, <text:span text:style-name="T17">top:10px</text:span><text:span text:style-name="Source_20_Text"><text:span text:style-name="T17"> </text:span></text:span>, it will shift it's position 10 pixels DOWN from where it woul<text:span text:style-name="T17">d be.</text:span> it <text:span text:style-name="T17">also </text:span>introduces the ability to use z-index on that element,Even if you don't set a z-index value, this element will now appear <text:span text:style-name="Strong_20_Emphasis">on top</text:span> of any other statically positioned element. Any element that is a child of the relatively positioned element can be absolutely positioned within that block. <text:span text:style-name="T20">(</text:span>elements are positioning themselves in relation to the<text:span text:style-name="T6"> </text:span><text:span text:style-name="Strong_20_Emphasis"><text:span text:style-name="T6">body</text:span></text:span> element instead of their direct parent <text:span text:style-name="T21">when parentdiv is relative and other divs has absolute positioning)</text:span></text:p>
      <text:p text:style-name="P16"><text:span text:style-name="Strong_20_Emphasis">Absolute</text:span>. <text:span text:style-name="T18">It is use to </text:span>place any page element exactly where you want it. Remember that these values will be relative to the next parent element with relative (or absolute) positioning. If there is no such parent, it will be placed relatively to the page itself.An element with this type of positioning is not affected by other elements and it doesn't affect other elements.</text:p>
      <text:p text:style-name="P17"><text:span text:style-name="Strong_20_Emphasis">Fixed</text:span>. <text:span text:style-name="T19">It</text:span> is positioned relative to the <text:span text:style-name="Emphasis">viewport</text:span>, or the browser window itself. The good is that it keeps the navigation present at all times on the page and it creates and interested effect on the page. The <text:span text:style-name="T21">dsadvantages are :</text:span>On <text:span text:style-name="T21">small </text:span>laptop, the content in the sidebar is cut off and there is no way from me to scroll down to see the rest of that content. Also if I scroll all the way down to the footer, it overlaps the footer content not allowing me to see all of that. </text:p>
      <text:p text:style-name="P18">5.<text:span text:style-name="T4"> Write the HTML code to create a table in which there are 4 columns( ID , Employee Name, Designation, Department) and at least 6 rows. Also do some styling to it.</text:span></text:p>
      <text:p text:style-name="P28">Ans 5.</text:p>
      <text:p text:style-name="P39">See table.html file </text:p>
      <text:p text:style-name="P19"/>
      <text:p text:style-name="P19"><text:soft-page-break/>6. <text:span text:style-name="T4">Why do we use meta tags?</text:span></text:p>
      <text:p text:style-name="P31">Ans 6. </text:p>
      <text:p text:style-name="P44">The &lt;meta&gt; tag provides metadata about the HTML document. Metadata will not be displayed on the page, but will be machine parsable.</text:p>
      <text:p text:style-name="P45"><text:s/>Meta elements are typically used to specify page description, keywords, author of the document, last modified, and other metadata. Also, it helps to improve the SEO( Search Engine Optimization) of a web page by using certain keywords related to the web page. &lt;meta&gt; tags always go inside the &lt;head&gt; element.</text:p>
      <text:p text:style-name="P47"><text:span text:style-name="T22">E</text:span>xamples of &lt;meta&gt; tag with different attributes :</text:p>
      <text:p text:style-name="P46"><text:span text:style-name="T22">1.</text:span>&lt;meta name="keywords" content="HTML, CSS, XML, XHTML, JavaScript"&gt; <text:s/><text:span text:style-name="T3">(For Search engines)</text:span></text:p>
      <text:p text:style-name="P46"><text:span text:style-name="T22">2.</text:span>&lt;meta name="description" content="Free Web tutorials on HTML and CSS"&gt; <text:span text:style-name="T3">( Description of web page)</text:span></text:p>
      <text:p text:style-name="P46"><text:span text:style-name="T22">3.</text:span>&lt;meta name="author" content="John Doe"&gt; <text:span text:style-name="T3">(Author of web page)</text:span></text:p>
      <text:p text:style-name="P46"><text:span text:style-name="T22">4.</text:span>&lt;meta name="viewport" content="width=device-width, initial-scale=1.0"&gt; <text:span text:style-name="T3">(Responsiveness)</text:span></text:p>
      <text:p text:style-name="P19"/>
      <text:p text:style-name="P19">7. <text:span text:style-name="T4">Explain box model.  </text:span></text:p>
      <text:p text:style-name="P32">Ans 7. </text:p>
      <text:p text:style-name="P20">All HTML elements can be considered as boxes. In CSS, the term "box model" is used when talking about design and layout.The CSS box model is essentially a box that wraps around every HTML element. It consists of: margins, borders, padding, and the actual content.</text:p>
      <text:p text:style-name="P20"><text:span text:style-name="T26">T</text:span>otal element width = width + left padding + right padding + left border + right border + left margin + right margin</text:p>
      <text:p text:style-name="P21">It has 4 layers:</text:p>
      <text:p text:style-name="P22"><text:span text:style-name="T5"><text:tab/>1.</text:span><text:span text:style-name="T10">Content</text:span><text:span text:style-name="T26"> - The content of the box, where text and images appear </text:span></text:p>
      <text:p text:style-name="P22"><text:span text:style-name="T2"><text:tab/></text:span><text:span text:style-name="T5">2.</text:span><text:span text:style-name="T6">Padding </text:span>- Clears an area around the content. The padding is transparent </text:p>
      <text:list xml:id="list6863648616842243593" text:style-name="L3">
        <text:list-header>
          <text:p text:style-name="P54"><text:span text:style-name="T5">3.</text:span><text:span text:style-name="T6">Border</text:span> - A border that goes around the padding and content </text:p>
          <text:p text:style-name="P51"><text:span text:style-name="T5">4.</text:span><text:span text:style-name="T6">Margin</text:span> - Clears an area outside the border. The margin is transparent </text:p>
        </text:list-header>
      </text:list>
      <text:p text:style-name="Text_20_body">8. <text:span text:style-name="T4">What are the different types of CSS Selectors? </text:span></text:p>
      <text:p text:style-name="P33">Ans 8.</text:p>
      <text:p text:style-name="P34">There ar different types of css selectors -</text:p>
      <text:p text:style-name="P35"><text:span text:style-name="T32">a.Universal Selector -It will </text:span>select<text:span text:style-name="T32">s</text:span> all elements on a page.</text:p>
      <text:p text:style-name="P35"><text:span text:style-name="T32">Eg:</text:span><text:tab/>*<text:span text:style-name="T32">{color:green;</text:span></text:p>
      <text:p text:style-name="P35"><text:tab/><text:tab/><text:span text:style-name="T32">width:100px; } // Every tag on HTML page will have these properties</text:span></text:p>
      <text:p text:style-name="P35"><text:span text:style-name="T32">b.Elemen type t/Type Selector -T</text:span>his selector <text:s/>match<text:span text:style-name="T32">es</text:span> one or more HTML elements of the same name. </text:p>
      <text:p text:style-name="P34"><text:soft-page-break/>Eg:<text:tab/>p{</text:p>
      <text:p text:style-name="P35"><text:tab/><text:span text:style-name="T32">background:red; }// All &lt;p&gt; in HTML page will have this property in common</text:span></text:p>
      <text:p text:style-name="P35"><text:span text:style-name="T32">c.ID Selector -It starts with hash(#)sign.T</text:span>his selector matches any HTML element that has an ID attribute with the same <text:span text:style-name="T32">name.</text:span>An ID element on a web page should be unique.</text:p>
      <text:p text:style-name="P34">Eg:<text:tab/>id1{margin :0 auto;</text:p>
      <text:p text:style-name="P34"><text:tab/><text:tab/>}</text:p>
      <text:p text:style-name="P34"><text:tab/>&lt;div id=”id1”&gt;&lt;/div&gt;</text:p>
      <text:p text:style-name="P36"><text:span text:style-name="T34">d. Class Selector -It starts with dot(.) sign. This </text:span>selector matches all elements on the page that have their class attribute set to the same value . <text:span text:style-name="T33">We can put the same clas selector on multiple HTML elements .</text:span></text:p>
      <text:p text:style-name="P37">Eg:<text:tab/>.divcls{padding:10px;</text:p>
      <text:p text:style-name="P37"><text:tab/><text:tab/>background:grey;}</text:p>
      <text:p text:style-name="P37"><text:tab/>&lt;div class=”divcls”&gt;&lt;/div&gt;</text:p>
      <text:p text:style-name="P37"><text:tab/>&lt;header class=”divcls”&lt;header&gt;</text:p>
      <text:p text:style-name="P38"><text:span text:style-name="T35">e.Descendant Selector- This will </text:span>combine two or more selectors.</text:p>
      <text:p text:style-name="P38"><text:tab/><text:span text:style-name="T36">Eg: #id1 .divcls{ float :right;</text:span></text:p>
      <text:p text:style-name="P38"><text:tab/><text:tab/><text:tab/><text:tab/><text:span text:style-name="T36">} //</text:span>This will apply to all elements that have a <text:span text:style-name="T36">divcls class</text:span> that are inside an element with an ID of <text:span text:style-name="Source_20_Text"><text:span text:style-name="T36">id1</text:span></text:span>.</text:p>
      <text:p text:style-name="P38"/>
      <text:p text:style-name="P38"><text:tab/><text:tab/><text:span text:style-name="T36">&lt;div id=”id1”&gt; &lt;div class=”divcls”&gt;&lt;/div&gt; //This will be affected </text:span></text:p>
      <text:p text:style-name="P38"><text:tab/><text:tab/><text:span text:style-name="T36">&lt;div class=”newcls”&gt;&lt;/div&gt;&lt;/div&gt;</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a xlink:type="simple" xlink:href="https://www.w3schools.com/cssref/sel_class.asp" text:style-name="Internet_20_link" text:visited-style-name="Visited_20_Internet_20_Link">.</text:a><text:a xlink:type="simple" xlink:href="https://www.w3schools.com/cssref/sel_class.asp" text:style-name="Internet_20_link" text:visited-style-name="Visited_20_Internet_20_Link"><text:span text:style-name="T31">class</text:span></text:a></text:p>
          </table:table-cell>
          <table:table-cell table:style-name="Table1.A1" office:value-type="string">
            <text:p text:style-name="Table_20_Contents">.intro</text:p>
          </table:table-cell>
          <table:table-cell table:style-name="Table1.A1" office:value-type="string">
            <text:p text:style-name="Table_20_Contents">Selects all elements with class="intro"</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id.asp" text:style-name="Internet_20_link" text:visited-style-name="Visited_20_Internet_20_Link">#</text:a><text:a xlink:type="simple" xlink:href="https://www.w3schools.com/cssref/sel_id.asp" text:style-name="Internet_20_link" text:visited-style-name="Visited_20_Internet_20_Link"><text:span text:style-name="T31">id</text:span></text:a></text:p>
          </table:table-cell>
          <table:table-cell table:style-name="Table1.A1" office:value-type="string">
            <text:p text:style-name="Table_20_Contents">#firstname</text:p>
          </table:table-cell>
          <table:table-cell table:style-name="Table1.A1" office:value-type="string">
            <text:p text:style-name="Table_20_Contents">Selects the element with id="firstname"</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all.asp" text:style-name="Internet_20_link" text:visited-style-name="Visited_20_Internet_20_Link">*</text:a></text:p>
          </table:table-cell>
          <table:table-cell table:style-name="Table1.A1" office:value-type="string">
            <text:p text:style-name="Table_20_Contents">*</text:p>
          </table:table-cell>
          <table:table-cell table:style-name="Table1.A1" office:value-type="string">
            <text:p text:style-name="Table_20_Contents">Selects all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asp" text:style-name="Internet_20_link" text:visited-style-name="Visited_20_Internet_20_Link"><text:span text:style-name="T31">element</text:span></text:a></text:p>
          </table:table-cell>
          <table:table-cell table:style-name="Table1.A1" office:value-type="string">
            <text:p text:style-name="Table_20_Contents">p</text:p>
          </table:table-cell>
          <table:table-cell table:style-name="Table1.A1" office:value-type="string">
            <text:p text:style-name="Table_20_Contents">Selects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comma.asp" text:style-name="Internet_20_link" text:visited-style-name="Visited_20_Internet_20_Link"><text:span text:style-name="T31">element,element</text:span></text:a></text:p>
          </table:table-cell>
          <table:table-cell table:style-name="Table1.A1" office:value-type="string">
            <text:p text:style-name="Table_20_Contents">div, p</text:p>
          </table:table-cell>
          <table:table-cell table:style-name="Table1.A1" office:value-type="string">
            <text:p text:style-name="Table_20_Contents">Selects all &lt;div&gt; elements and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element.asp" text:style-name="Internet_20_link" text:visited-style-name="Visited_20_Internet_20_Link"><text:span text:style-name="T31">element</text:span></text:a><text:a xlink:type="simple" xlink:href="https://www.w3schools.com/cssref/sel_element_element.asp" text:style-name="Internet_20_link" text:visited-style-name="Visited_20_Internet_20_Link"> </text:a><text:a xlink:type="simple" xlink:href="https://www.w3schools.com/cssref/sel_element_element.asp" text:style-name="Internet_20_link" text:visited-style-name="Visited_20_Internet_20_Link"><text:span text:style-name="T31">element</text:span></text:a></text:p>
          </table:table-cell>
          <table:table-cell table:style-name="Table1.A1" office:value-type="string">
            <text:p text:style-name="Table_20_Contents">div p</text:p>
          </table:table-cell>
          <table:table-cell table:style-name="Table1.A1" office:value-type="string">
            <text:p text:style-name="Table_20_Contents">Selects all &lt;p&gt; elements inside &lt;div&gt; elements</text:p>
          </table:table-cell>
          <table:table-cell table:style-name="Table1.D6" office:value-type="string">
            <text:p text:style-name="P48"/>
          </table:table-cell>
        </table:table-row>
      </table:table>
      <text:p text:style-name="P33"/>
      <text:p text:style-name="Text_20_body">9.<text:span text:style-name="T4"> Define Doctype.</text:span></text:p>
      <text:p text:style-name="P23"><text:span text:style-name="T27">Ans 9.</text:span>The &lt;!DOCTYPE&gt; declaration must be the very first thing i<text:span text:style-name="T27">n </text:span>HTML .The &lt;!DOCTYPE&gt; declaration is not an HTML tag; it is an instruction to the web browser about what version of HTML the page is written in. In<text:span text:style-name="T29"> </text:span>HTML5 <text:span text:style-name="T29">we simply write </text:span><text:span text:style-name="T24">&lt;</text:span><text:span text:style-name="T23">!DOCTYPE</text:span><text:span text:style-name="T25"> html</text:span><text:span text:style-name="T24">&gt;</text:span> </text:p>
      <text:p text:style-name="P23">.Always add the <text:span text:style-name="T28">&lt;!DOCTYPE&gt;</text:span>declaration to your HTML documents, so that the browser knows what type of document to expect <text:span text:style-name="T27">and helps SEO in effective searching . </text:span></text:p>
      <text:p text:style-name="Text_20_body"><text:soft-page-break/>10. <text:span text:style-name="T4">Explain 5 HTML5 semantic tags.</text:span></text:p>
      <text:p text:style-name="P24"><text:span text:style-name="T30">Ans 10. </text:span>A semantic element clearly describes its meaning to both the browser and the developer.</text:p>
      <text:p text:style-name="P27"><text:span text:style-name="T30">a.&lt;section&gt;-It defines a section in a document.</text:span>A home page could normally be split into sections for introduction, content, and contact information.</text:p>
      <text:p text:style-name="P24"><text:span text:style-name="T30">b.&lt;article&gt;-defines an article in the document.It </text:span>should make sense on its own, and it should be possible to read it independently from the rest of the web site.</text:p>
      <text:p text:style-name="P25">c.&lt;aside&gt;-Defines a content aside from the page like sidebar.</text:p>
      <text:p text:style-name="P26">d.&lt;footer&gt;-Defines a footer of the document or a section.</text:p>
      <text:p text:style-name="P26">e.&lt;nav&gt;-Defines navigation links in the document.</text:p>
      <text:p text:style-name="P1"/>
      <text:p text:style-name="Text_20_body">11. <text:span text:style-name="T4">Create HTML for web-page.jpg </text:span></text:p>
      <text:p text:style-name="P8">See exercise4q1.html</text:p>
      <text:p text:style-name="Text_20_body">12. <text:span text:style-name="T4">Create HTML for form.png</text:span></text:p>
      <text:p text:style-name="P2">See exercise4q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1:32:52.445406649</meta:creation-date>
    <dc:date>2017-02-15T14:29:21.416655746</dc:date>
    <meta:editing-duration>PT2H9M43S</meta:editing-duration>
    <meta:editing-cycles>51</meta:editing-cycles>
    <meta:generator>LibreOffice/5.1.4.2$Linux_X86_64 LibreOffice_project/10m0$Build-2</meta:generator>
    <meta:document-statistic meta:table-count="1" meta:image-count="0" meta:object-count="0" meta:page-count="5" meta:paragraph-count="113" meta:word-count="1438" meta:character-count="8616" meta:non-whitespace-character-count="7236"/>
  </office:meta>
</office:document-meta>
</file>